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d51" officeooo:paragraph-rsid="000aad51"/>
    </style:style>
    <style:style style:name="P2" style:family="paragraph" style:parent-style-name="Standard" style:list-style-name="L1">
      <style:text-properties officeooo:rsid="000aad51" officeooo:paragraph-rsid="000aad51"/>
    </style:style>
    <style:style style:name="P3" style:family="paragraph" style:parent-style-name="Standard" style:list-style-name="L2">
      <style:text-properties officeooo:rsid="000aad51" officeooo:paragraph-rsid="000aad51"/>
    </style:style>
    <style:style style:name="P4" style:family="paragraph" style:parent-style-name="Standard" style:list-style-name="L3">
      <style:text-properties officeooo:rsid="000aad51" officeooo:paragraph-rsid="000aad51"/>
    </style:style>
    <style:style style:name="P5" style:family="paragraph" style:parent-style-name="Standard" style:list-style-name="L4">
      <style:text-properties officeooo:rsid="000aad51" officeooo:paragraph-rsid="000aad51"/>
    </style:style>
    <style:style style:name="P6" style:family="paragraph" style:parent-style-name="Standard" style:list-style-name="L4">
      <style:text-properties officeooo:rsid="000aad51" officeooo:paragraph-rsid="000fbbf0"/>
    </style:style>
    <style:style style:name="P7" style:family="paragraph" style:parent-style-name="Standard">
      <style:text-properties fo:font-size="18pt" fo:font-weight="bold" officeooo:rsid="000aad51" officeooo:paragraph-rsid="000aad51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f419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af419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bbf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Container in STL</text:p>
      <text:p text:style-name="P7"/>
      <text:p text:style-name="P1"><text:span text:style-name="T2">Sequences Containers: </text:span>Implement data structure which can be accessed in a sequenctial manner</text:p>
      <text:p text:style-name="P1"/>
      <text:list xml:id="list914298305" text:style-name="L1">
        <text:list-item>
          <text:p text:style-name="P2">vector</text:p>
        </text:list-item>
        <text:list-item>
          <text:p text:style-name="P2">list</text:p>
        </text:list-item>
        <text:list-item>
          <text:p text:style-name="P2">deque:<text:span text:style-name="T4">doubly ended queue</text:span></text:p>
        </text:list-item>
        <text:list-item>
          <text:p text:style-name="P2">arrays</text:p>
        </text:list-item>
        <text:list-item>
          <text:p text:style-name="P2">forard list </text:p>
          <text:p text:style-name="P2"/>
        </text:list-item>
      </text:list>
      <text:p text:style-name="P1"><text:span text:style-name="T2">Container Adapters: </text:span>Provide a diifernt interfaces for sequential contaners.</text:p>
      <text:list xml:id="list1489710355" text:style-name="L2">
        <text:list-item>
          <text:p text:style-name="P3">Queue</text:p>
        </text:list-item>
        <text:list-item>
          <text:p text:style-name="P3">priority quque</text:p>
        </text:list-item>
        <text:list-item>
          <text:p text:style-name="P3">stack</text:p>
        </text:list-item>
      </text:list>
      <text:p text:style-name="P1"/>
      <text:p text:style-name="P1"><text:span text:style-name="T2">Associate Containers:</text:span><text:span text:style-name="T7">Implement sorted data structure that can be quickly searched </text:span><text:span text:style-name="T8">(O(log n))</text:span><text:span text:style-name="T7">complexity</text:span></text:p>
      <text:list xml:id="list136777951" text:style-name="L3">
        <text:list-item>
          <text:p text:style-name="P4">set</text:p>
        </text:list-item>
        <text:list-item>
          <text:p text:style-name="P4">multiset</text:p>
        </text:list-item>
        <text:list-item>
          <text:p text:style-name="P4">map</text:p>
        </text:list-item>
        <text:list-item>
          <text:p text:style-name="P4">multimap</text:p>
        </text:list-item>
      </text:list>
      <text:p text:style-name="P1"/>
      <text:p text:style-name="P1">Unordered associative containers:Implement unorederd data strucure that can be searched</text:p>
      <text:list xml:id="list30512530" text:style-name="L4">
        <text:list-item>
          <text:p text:style-name="P5">unorederd set</text:p>
        </text:list-item>
        <text:list-item>
          <text:p text:style-name="P5">unoreder multiset</text:p>
        </text:list-item>
        <text:list-item>
          <text:p text:style-name="P5">unoreder map</text:p>
        </text:list-item>
        <text:list-item>
          <text:p text:style-name="P6">unoreder <text:span text:style-name="T10">multi</text:span>ma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30:49.329112406</meta:creation-date>
    <dc:date>2020-02-26T12:41:59.535706025</dc:date>
    <meta:editing-duration>PT11M9S</meta:editing-duration>
    <meta:editing-cycles>4</meta:editing-cycles>
    <meta:generator>LibreOffice/6.1.6.3$Linux_X86_64 LibreOffice_project/10$Build-3</meta:generator>
    <meta:document-statistic meta:table-count="0" meta:image-count="0" meta:object-count="0" meta:page-count="1" meta:paragraph-count="22" meta:word-count="88" meta:character-count="546" meta:non-whitespace-character-count="495"/>
  </office:meta>
</office:document-meta>
</file>